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size="22pt" fo:font-style="italic" style:font-size-asian="28pt" style:font-style-asian="italic" style:font-size-complex="28pt" style:font-style-complex="italic"/>
    </style:style>
    <style:style style:name="T15" style:family="text">
      <style:text-properties style:text-position="-33% 58%" fo:font-size="22pt" style:font-size-asian="28pt" style:font-size-complex="28pt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32pt" style:font-size-asian="44pt" style:font-size-complex="44pt"/>
    </style:style>
    <style:style style:name="T18" style:family="text">
      <style:text-properties style:font-name="Ebrima4" style:font-name-asian="Ebrima4" style:font-name-complex="Ebrima4"/>
    </style:style>
    <style:style style:name="T19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</text:span><text:span text:style-name="T3">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3">Formulieren Sie die Kraft zwischen zwei von stationären Strömen </text:span><text:span text:style-name="T14">I</text:span><text:span text:style-name="T15">1</text:span><text:span text:style-name="T13"> und </text:span><text:span text:style-name="T14">I</text:span><text:span text:style-name="T15">2</text:span><text:span text:style-name="T13"> durchflossenen Leiterschleifen </text:span><text:span text:style-name="T14">C</text:span><text:span text:style-name="T15">1</text:span><text:span text:style-name="T13">, </text:span><text:span text:style-name="T14">C</text:span><text:span text:style-name="T15">2</text:span><text:span text:style-name="T13">. Gilt </text:span><text:span text:style-name="T14">actio gleich reactio</text:span><text:span text:style-name="T13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6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7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18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16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6">Welche Analogien bestehen zwischen den Feldgrößen </text:span><text:span text:style-name="T19">E</text:span><text:span text:style-name="T16">, </text:span><text:span text:style-name="T19">D</text:span><text:span text:style-name="T16"> und </text:span><text:span text:style-name="T19">P</text:span><text:span text:style-name="T16"> der Elektrostatik und </text:span><text:span text:style-name="T19">A</text:span><text:span text:style-name="T16">, </text:span><text:span text:style-name="T19">H</text:span><text:span text:style-name="T16"> und </text:span><text:span text:style-name="T19">M</text:span><text:span text:style-name="T16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0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7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6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23:12:40.519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176"/>
  </office:meta>
</office:document-meta>
</file>